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l" fo:country="GR" fo:font-weight="normal" style:font-size-asian="11pt" style:font-weight-asian="normal"/>
    </style:style>
    <style:style style:name="T1" style:family="text">
      <style:text-properties style:font-name="Calibri" fo:font-size="11pt" fo:language="el" fo:country="GR" fo:font-weight="bold" style:font-size-asian="11pt" style:font-weight-asian="bold"/>
    </style:style>
    <style:style style:name="T2" style:family="text">
      <style:text-properties style:font-name="Calibri" fo:font-size="11pt" fo:language="el" fo:country="GR" fo:font-weight="normal" style:font-size-asian="11pt" style:font-weight-asian="normal"/>
    </style:style>
    <style:style style:name="T3" style:family="text">
      <style:text-properties style:font-name="Calibri" fo:font-size="11pt" fo:language="en" fo:country="US" fo:font-weight="normal" style:font-size-asian="11pt" style:font-weight-asian="normal"/>
    </style:style>
    <style:style style:name="T4" style:family="text">
      <style:text-properties style:font-name="Calibri" fo:font-size="11pt" fo:language="en" fo:country="US" fo:font-weight="bold" style:font-size-asian="11pt" style:font-weight-asian="bold"/>
    </style:style>
    <style:style style:name="T5" style:family="text">
      <style:text-properties fo:language="el" fo:country="GR"/>
    </style:style>
    <style:style style:name="T6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Ιστορία Χρήστη: Έναρξη Στάθμευσης</text:span></text:p>
      <text:p text:style-name="P1"><text:span text:style-name="T2">Ως χρήστης, θέλω να ξεκινήσω τη στάθμευση μέσω της εφαρμογής, ώστε να καταγραφεί η διάρκεια και να πληρώσω ανάλογα.</text:span></text:p>
      <text:p text:style-name="P1"><text:span text:style-name="T2">Περιγραφή:</text:span></text:p>
      <text:p text:style-name="P1"><text:span text:style-name="T2">Ο χρήστης, αφού έχει βρει μια θέση στάθμευσης, ανοίγει την εφαρμογή και επιλέγει να ξεκινήσει τη στάθμευση. Η εφαρμογή καταγράφει την ώρα έναρξης και τον χώρο στάθμευσης που χρησιμοποιείται.</text:span></text:p>
      <text:p text:style-name="P1"><text:span text:style-name="T1">Κύρια ροή :</text:span></text:p>
      <text:p text:style-name="P1"><text:span text:style-name="T2">Ο χρήστης ανοίγει την εφαρμογή.</text:span></text:p>
      <text:p text:style-name="P1"><text:span text:style-name="T2">Επιλέγει την επιλογή "Έναρξη Στάθμευσης".</text:span></text:p>
      <text:p text:style-name="P1"><text:span text:style-name="T2">Η εφαρμογή ζητά επιβεβαίωση τοποθεσίας (αυτόματα μέσω GPS ή χειροκίνητη επιλογή).</text:span></text:p>
      <text:p text:style-name="P1"><text:span text:style-name="T2">Η εφαρμογή καταγράφει την ώρα έναρξης και εμφανίζει την τρέχουσα διάρκεια και το εκτιμώμενο κόστος.</text:span></text:p>
      <text:p text:style-name="P1"><text:span text:style-name="T2">Η διαδικασία ολοκληρώνεται και ο χρήστης μπορεί να βλέπει την κατάσταση στάθμευσης.</text:span></text:p>
      <text:p text:style-name="P1"><text:span text:style-name="T1">Υπορροές / Περιπτώσεις Σφάλματος</text:span></text:p>
      <text:p text:style-name="P1"><text:span text:style-name="T2">Υπορροή 1: Αποτυχία εντοπισμού τοποθεσίας (GPS error)</text:span></text:p>
      <text:p text:style-name="P2"/>
      <text:p text:style-name="P1"><text:span text:style-name="T2">-Εάν το GPS δεν μπορεί να εντοπίσει τη θέση, η εφαρμογή ζητά από τον χρήστη να εισαγάγει την τοποθεσία χειροκίνητα.</text:span></text:p>
      <text:p text:style-name="P1"><text:span text:style-name="T2">-Αν η χειροκίνητη εισαγωγή δεν είναι διαθέσιμη, εμφανίζεται μήνυμα σφάλματος και η στάθμευση δεν μπορεί να ξεκινήσει.</text:span></text:p>
      <text:p text:style-name="P1"><text:span text:style-name="T2">Υπορροή 2: Ο χρήστης προσπαθεί να ξεκινήσει στάθμευση σε μη διαθέσιμη τοποθεσία</text:span></text:p>
      <text:p text:style-name="P2"/>
      <text:p text:style-name="P1"><text:span text:style-name="T2">-Εάν η επιλεγμένη τοποθεσία δεν υποστηρίζεται από το σύστημα, εμφανίζεται μήνυμα ενημέρωσης και δεν επιτρέπεται η έναρξη.</text:span></text:p>
      <text:p text:style-name="P1"><text:span text:style-name="T3"><text:s/></text:span><text:span text:style-name="T2">Υπορροή 3: Αποτυχία επικοινωνίας με το server (network error)</text:span></text:p>
      <text:p text:style-name="P2"/>
      <text:p text:style-name="P1"><text:soft-page-break/><text:span text:style-name="T2">-Αν η σύνδεση στο διαδίκτυο είναι ασταθής, εμφανίζεται μήνυμα σφάλματος και η εφαρμογή προσπαθεί να επαναλάβει τη διαδικασία.</text:span></text:p>
      <text:p text:style-name="P1"><text:span text:style-name="T2">-Αν η σύνδεση αποκατασταθεί, η έναρξη ολοκληρώνεται αυτόματα.</text:span></text:p>
      <text:p text:style-name="P1"><text:span text:style-name="T2">-Αν δεν αποκατασταθεί, ο χρήστης πρέπει να προσπαθήσει ξανά αργότερα.</text:span></text:p>
      <text:p text:style-name="P1"><text:span text:style-name="T2">Υπορροή 4: Ο χρήστης ακυρώνει τη διαδικασία</text:span></text:p>
      <text:p text:style-name="P2"/>
      <text:p text:style-name="P1"><text:span text:style-name="T2">-Αν ο χρήστης αλλάξει γνώμη πριν επιβεβαιώσει, μπορεί να ακυρώσει τη διαδικασία και να επιστρέψει στην αρχική οθόνη.</text:span></text:p>
      <text:p text:style-name="P1"><text:span text:style-name="T2">Υπορροή 5: Ο χρήστης δεν έχει επαρκές υπόλοιπο (αν υπάρχει προπληρωμένο σύστημα)</text:span></text:p>
      <text:p text:style-name="P2"/>
      <text:p text:style-name="P1"><text:span text:style-name="T2">-Αν απαιτείται προπληρωμένο υπόλοιπο και το υπόλοιπο δεν επαρκεί, εμφανίζεται μήνυμα και ο χρήστης καλείται να προσθέσει χρήματα πριν ξεκινήσει η στάθμευση.</text:span></text:p>
      <text:p text:style-name="P2"/>
      <text:p text:style-name="P1"><text:span text:style-name="T2">Κριτήρια αποδοχής:</text:span></text:p>
      <text:p text:style-name="P1"><text:span text:style-name="T2">Ο χρήστης μπορεί να επιλέξει την τοποθεσία στάθμευσης είτε αυτόματα μέσω GPS είτε χειροκίνητα.</text:span></text:p>
      <text:p text:style-name="P1"><text:span text:style-name="T2">Αν η τοποθεσία δεν μπορεί να εντοπιστεί αυτόματα, ο χρήστης ενημερώνεται και του δίνεται η επιλογή χειροκίνητης εισαγωγής.</text:span></text:p>
      <text:p text:style-name="P1"><text:span text:style-name="T2">Αν η τοποθεσία στάθμευσης δεν υποστηρίζεται από την εφαρμογή, εμφανίζεται σχετικό μήνυμα και δεν επιτρέπεται η έναρξη στάθμευσης.</text:span></text:p>
      <text:p text:style-name="P1"><text:span text:style-name="T2">Ο χρήστης μπορεί να δει και να επιβεβαιώσει την τοποθεσία, την ώρα έναρξης και το εκτιμώμενο κόστος πριν ξεκινήσει τη στάθμευση.</text:span></text:p>
      <text:p text:style-name="P1"><text:span text:style-name="T2">Η εφαρμογή καταγράφει την ώρα έναρξης της στάθμευσης με ακρίβεια δευτερολέπτου.</text:span></text:p>
      <text:p text:style-name="P1"><text:span text:style-name="T2">Ο χρήστης μπορεί να ακυρώσει τη διαδικασία πριν την επιβεβαίωση.</text:span></text:p>
      <text:p text:style-name="P1"><text:span text:style-name="T2">Αν υπάρξει αποτυχία σύνδεσης με τον server, η εφαρμογή ενημερώνει τον χρήστη και προσπαθεί ξανά.</text:span></text:p>
      <text:p text:style-name="P1"><text:span text:style-name="T3"><text:s/></text:span><text:span text:style-name="T2">Αν ο χρήστης δεν έχει επαρκές υπόλοιπο (αν απαιτείται), η εφαρμογή τον ενημερώνει και δεν επιτρέπει την έναρξη στάθμευσης.</text:span></text:p>
      <text:p text:style-name="P1"><text:span text:style-name="T2">Μετά την έναρξη, η εφαρμογή εμφανίζει την τρέχουσα διάρκεια στάθμευσης και το </text:span><text:soft-page-break/><text:span text:style-name="T2">κόστος σε πραγματικό χρόνο.</text:span></text:p>
      <text:p text:style-name="P1"><text:span text:style-name="T1"><text:s/>Functional Requirements - FR:</text:span></text:p>
      <text:p text:style-name="P1"><text:span text:style-name="T3">FR1: </text:span><text:span text:style-name="T2">Το σύστημα πρέπει να επιτρέπει στον χρήστη να επιλέξει ή να εντοπίσει την τοποθεσία στάθμευσης.</text:span></text:p>
      <text:p text:style-name="P1"><text:span text:style-name="T3">FR2: </text:span><text:span text:style-name="T2">Το σύστημα πρέπει να καταγράφει την ώρα έναρξης της στάθμευσης.</text:span></text:p>
      <text:p text:style-name="P1"><text:span text:style-name="T3">FR3: </text:span><text:span text:style-name="T2">Το σύστημα πρέπει να εμφανίζει τη διάρκεια στάθμευσης σε πραγματικό χρόνο.</text:span></text:p>
      <text:p text:style-name="P1"><text:span text:style-name="T3">FR4: </text:span><text:span text:style-name="T2">Το σύστημα πρέπει να ενημερώνει τον χρήστη για το κόστος στάθμευσης ανάλογα με τη διάρκεια.</text:span></text:p>
      <text:p text:style-name="P1"><text:span text:style-name="T3">FR5: </text:span><text:span text:style-name="T2">Ο χρήστης πρέπει να μπορεί να ακυρώσει την έναρξη στάθμευσης αν δεν έχει επιβεβαιώσει.</text:span></text:p>
      <text:p text:style-name="P2"/>
      <text:p text:style-name="P1"><text:span text:style-name="T4">Non-</text:span><text:span text:style-name="T1">Functional Requirements - </text:span><text:span text:style-name="T4">N</text:span><text:span text:style-name="T1">FR:</text:span><text:span text:style-name="T4"> </text:span><text:span text:style-name="T3">(</text:span><text:span text:style-name="T2">Κάποιες αφορούν όλο το σύστημα, συνεπώς και το ρ1, να φροντίσουμε να μην επαναληφθούν και στις άλλες)</text:span></text:p>
      <text:p text:style-name="P1"><text:span text:style-name="T3">NFR1 - </text:span><text:span text:style-name="T2">Απόδοση (Performance):</text:span></text:p>
      <text:p text:style-name="P2"/>
      <text:p text:style-name="P1"><text:span text:style-name="T2">Η διαδικασία έναρξης στάθμευσης πρέπει να ολοκληρώνεται σε λιγότερο από 3 δευτερόλεπτα.</text:span></text:p>
      <text:p text:style-name="P1"><text:span text:style-name="T2">Η τοποθεσία GPS πρέπει να προσδιορίζεται με ακρίβεια </text:span><text:span text:style-name="T3">±10 </text:span><text:span text:style-name="T2">μέτρα.</text:span></text:p>
      <text:p text:style-name="P1"><text:span text:style-name="T3">NFR2 - </text:span><text:span text:style-name="T2">Διαθεσιμότητα (Availability):</text:span></text:p>
      <text:p text:style-name="P2"/>
      <text:p text:style-name="P1"><text:span text:style-name="T2">Η λειτουργία πρέπει να είναι διαθέσιμη 24/7.</text:span></text:p>
      <text:p text:style-name="P1"><text:span text:style-name="T3">NFR3 - </text:span><text:span text:style-name="T2">Ασφάλεια (Security):</text:span></text:p>
      <text:p text:style-name="P2"/>
      <text:p text:style-name="P1"><text:span text:style-name="T2">Τα δεδομένα στάθμευσης (τοποθεσία, διάρκεια) πρέπει να αποθηκεύονται με κρυπτογράφηση.</text:span></text:p>
      <text:p text:style-name="P1"><text:span text:style-name="T2">Η έναρξη στάθμευσης πρέπει να απαιτεί ταυτοποίηση χρήστη (π.χ. μέσω login).</text:span></text:p>
      <text:p text:style-name="P1"><text:span text:style-name="T3">NFR4 - </text:span><text:span text:style-name="T2">Ευχρηστία (Usability):</text:span></text:p>
      <text:p text:style-name="P2"/>
      <text:p text:style-name="P1"><text:soft-page-break/><text:span text:style-name="T2">Η διεπαφή χρήστη πρέπει να επιτρέπει έναρξη στάθμευσης με μέγιστο 3 κλικs.</text:span></text:p>
      <text:p text:style-name="P1"><text:span text:style-name="T2">Οι πληροφορίες κόστους και διάρκειας πρέπει να είναι ορατές και κατανοητές πριν την επιβεβαίωση.</text:span></text:p>
      <text:p text:style-name="P1"><text:span text:style-name="T3">NFR5 - </text:span><text:span text:style-name="T2">Συμβατότητα (Compatibility):</text:span></text:p>
      <text:p text:style-name="P2"/>
      <text:p text:style-name="P1"><text:span text:style-name="T2">Η λειτουργία πρέπει να είναι διαθέσιμη σε Android &amp; Web.</text:span></text:p>
      <text:p text:style-name="P1"><text:span text:style-name="T2">Πρέπει να λειτουργεί με 4G, 5G &amp; WiFi, ακόμα και με χαμηλό σήμα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Emoji" svg:font-family="'Segoe UI Emoj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4" meta:paragraph-count="55" meta:word-count="643" meta:character-count="4283" meta:non-whitespace-character-count="3692"/>
    <meta:generator>LibreOffice/7.3.7.2$Linux_X86_64 LibreOffice_project/30$Build-2</meta:generator>
  </office:meta>
</office:document-meta>
</file>